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C21CB62C259A15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3cm, 4.358cm, 17.893cm, 4.1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36cm" svg:height="20.799cm" svg:x="0.892cm" svg:y="2.492cm">
          <draw:image xlink:href="Pictures/10000000000005E8000007E01C21CB62C259A15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7:38.676236240</dc:date>
    <meta:editing-duration>PT3M3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